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Team</text:p>
          </table:table-cell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Playoff</text:p>
          </table:table-cell>
          <table:table-cell table:style-name="Default" office:value-type="string" calcext:value-type="string">
            <text:p>Average Height</text:p>
          </table:table-cell>
        </table:table-row>
        <table:table-row table:style-name="ro1">
          <table:table-cell office:value-type="string" calcext:value-type="string">
            <text:p>cavalie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yes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string" calcext:value-type="string">
            <text:p>net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king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</text:p>
          </table:table-cell>
          <table:table-cell office:value-type="float" office:value="80.8" calcext:value-type="float">
            <text:p>80.8</text:p>
          </table:table-cell>
        </table:table-row>
        <table:table-row table:style-name="ro1">
          <table:table-cell office:value-type="string" calcext:value-type="string">
            <text:p>wizard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</text:p>
          </table:table-cell>
          <table:table-cell office:value-type="float" office:value="80.8" calcext:value-type="float">
            <text:p>80.8</text:p>
          </table:table-cell>
        </table:table-row>
        <table:table-row table:style-name="ro1">
          <table:table-cell office:value-type="string" calcext:value-type="string">
            <text:p>cavali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yes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string" calcext:value-type="string">
            <text:p>pac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string" calcext:value-type="string">
            <text:p>thunde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</text:p>
          </table:table-cell>
          <table:table-cell office:value-type="float" office:value="80.6" calcext:value-type="float">
            <text:p>80.6</text:p>
          </table:table-cell>
        </table:table-row>
        <table:table-row table:style-name="ro1">
          <table:table-cell office:value-type="string" calcext:value-type="string">
            <text:p>celtic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string" calcext:value-type="string">
            <text:p>king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string" calcext:value-type="string">
            <text:p>knick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string" calcext:value-type="string">
            <text:p>maverick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yes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string" calcext:value-type="string">
            <text:p>raptor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o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string" calcext:value-type="string">
            <text:p>rocket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yes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string" calcext:value-type="string">
            <text:p>wizard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string" calcext:value-type="string">
            <text:p>blazer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yes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3:19:20.509384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23:08:33.911715375</meta:creation-date>
    <dc:date>2016-12-09T13:33:44.978593810</dc:date>
    <meta:editing-duration>PT14M49S</meta:editing-duration>
    <meta:editing-cycles>2</meta:editing-cycles>
    <meta:generator>LibreOffice/5.1.4.2$Linux_X86_64 LibreOffice_project/10m0$Build-2</meta:generator>
    <meta:document-statistic meta:table-count="1" meta:cell-count="64" meta:object-count="0"/>
  </office:meta>
</office:document-meta>
</file>